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orphans="0" fo:widows="0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.538cm" fo:margin-right="0cm" fo:text-align="justify" style:justify-single-word="false" fo:orphans="0" fo:widows="0" fo:text-indent="-0.538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style:use-window-font-color="true"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Documentos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Goiânia, Junho de 2006</text:p>
      <text:p text:style-name="P9"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2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P15">Preâmbulo </text:p>
      <text:p text:style-name="P16"/>
      <text:p text:style-name="P17">Os casos de uso aqui descritos auxiliam a gerência de documentos: diplomas, certificados, comprovantes e outros. Todos os documentos emitidos pelo sistema serão “acompanhados”, ou seja, se um histórico é emitido, então o sistema poderá reconhecer a emissão, quando ela ocorreu e quem emitiu, por exemplo. Este recurso permitirá, por exemplo, que documentos possam ser facilmente validados.</text:p>
      <text:p text:style-name="P18"/>
      <text:p text:style-name="P19"/>
      <text:p text:style-name="P20">1 – Caso de Uso D.1 - <text:span text:style-name="T8">Cadastrar Categoria de Documen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Cadastrar Categoria de Document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D.1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cadastrar as novas categorias de documentos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7">A Coordenação insere novos dados da nova categoria de documentos, tais como: histórico, termo de responsabilidade, diploma, comprovante, certificado, etc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<text:s/>Coordenação preenche a Categoria de Documento;</text:p>
            <text:p text:style-name="P29">02 <text:s/>Coordenação requisita a confirmação da operação;</text:p>
            <text:p text:style-name="P27">03 Sistema confirma a operação, cadastrando a categoria de document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7">No item 02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8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Alta</text:p>
          </table:table-cell>
        </table:table-row>
      </table:table>
      <text:p text:style-name="P19"/>
      <text:p text:style-name="P19"/>
      <text:p text:style-name="P20">2 – Cado de Uso D.2 – Gerar Document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Caso de uso:</text:p>
          </table:table-cell>
          <table:table-cell table:style-name="Tabela2.B1" office:value-type="string">
            <text:p text:style-name="P22">Gerar Documento</text:p>
          </table:table-cell>
        </table:table-row>
        <table:table-row>
          <table:table-cell table:style-name="Tabela2.A2" office:value-type="string">
            <text:p text:style-name="P31">ID:</text:p>
          </table:table-cell>
          <table:table-cell table:style-name="Tabela2.B2" office:value-type="string">
            <text:p text:style-name="P24">D.2</text:p>
          </table:table-cell>
        </table:table-row>
        <table:table-row>
          <table:table-cell table:style-name="Tabela2.A2" office:value-type="string">
            <text:p text:style-name="P25">Propósito:</text:p>
          </table:table-cell>
          <table:table-cell table:style-name="Tabela2.B2" office:value-type="string">
            <text:p text:style-name="P26">Este caso de uso tem como função criar modelos de documentos com diversas categorias</text:p>
          </table:table-cell>
        </table:table-row>
        <table:table-row>
          <table:table-cell table:style-name="Tabela2.A2" office:value-type="string">
            <text:p text:style-name="P31">Descrição:</text:p>
          </table:table-cell>
          <table:table-cell table:style-name="Tabela2.B2" office:value-type="string">
            <text:p text:style-name="P32">A <text:span text:style-name="T10">Coordenação</text:span> <text:s/>seleciona um categoria e insere novos dados para a criação de modelos de documentos com diversas categorias para serem emitidos posteriormente</text:p>
          </table:table-cell>
        </table:table-row>
        <table:table-row>
          <table:table-cell table:style-name="Tabela2.A2" office:value-type="string">
            <text:p text:style-name="P31">Ator(es):</text:p>
          </table:table-cell>
          <table:table-cell table:style-name="Tabela2.B2" office:value-type="string">
            <text:p text:style-name="P28">Coordenação</text:p>
          </table:table-cell>
        </table:table-row>
        <table:table-row>
          <table:table-cell table:style-name="Tabela2.A2" office:value-type="string">
            <text:p text:style-name="P31">Fluxo Principal:</text:p>
          </table:table-cell>
          <table:table-cell table:style-name="Tabela2.B2" office:value-type="string">
            <text:p text:style-name="P33">01 <text:s/><text:span text:style-name="T10">Coordenação</text:span> selecionar uma Categoria de Documento;</text:p>
            <text:p text:style-name="P34">02 <text:s/><text:span text:style-name="T10">Coordenação</text:span> preenche as informações para gerar o documento;</text:p>
            <text:p text:style-name="P34">03 <text:s/><text:span text:style-name="T10">Coordenação</text:span> requisita a confirmação da operação;</text:p>
            <text:p text:style-name="P32">04 <text:s/>Sistema confirma a operação, gerando o documento.</text:p>
          </table:table-cell>
        </table:table-row>
        <table:table-row>
          <table:table-cell table:style-name="Tabela2.A2" office:value-type="string">
            <text:p text:style-name="P31">Fluxo Alternativo:</text:p>
          </table:table-cell>
          <table:table-cell table:style-name="Tabela2.B2" office:value-type="string">
            <text:p text:style-name="P32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31">Prioridade:</text:p>
          </table:table-cell>
          <table:table-cell table:style-name="Tabela2.B2" office:value-type="string">
            <text:p text:style-name="P31">Alta</text:p>
          </table:table-cell>
        </table:table-row>
      </table:table>
      <text:p text:style-name="P19"/>
      <text:p text:style-name="P19"/>
      <text:p text:style-name="P20">3 – Caso de Uso D.3 - <text:span text:style-name="T8">Emitir Document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Caso de uso:</text:p>
          </table:table-cell>
          <table:table-cell table:style-name="Tabela3.B1" office:value-type="string">
            <text:p text:style-name="P22">Emitir Documento</text:p>
          </table:table-cell>
        </table:table-row>
        <table:table-row>
          <table:table-cell table:style-name="Tabela3.A2" office:value-type="string">
            <text:p text:style-name="P31">ID:</text:p>
          </table:table-cell>
          <table:table-cell table:style-name="Tabela3.B2" office:value-type="string">
            <text:p text:style-name="P24">D.3</text:p>
          </table:table-cell>
        </table:table-row>
        <table:table-row>
          <table:table-cell table:style-name="Tabela3.A2" office:value-type="string">
            <text:p text:style-name="P25">Propósito:</text:p>
          </table:table-cell>
          <table:table-cell table:style-name="Tabela3.B2" office:value-type="string">
            <text:p text:style-name="P26">Este caso de uso tem como função descrever a emissão de um documento selecionado e assegurar a veracidade do documento emitido. </text:p>
          </table:table-cell>
        </table:table-row>
        <table:table-row>
          <table:table-cell table:style-name="Tabela3.A2" office:value-type="string">
            <text:p text:style-name="P31">Descrição:</text:p>
          </table:table-cell>
          <table:table-cell table:style-name="Tabela3.B2" office:value-type="string">
            <text:p text:style-name="P27">Este Caso de Uso emite um documento selecionado</text:p>
          </table:table-cell>
        </table:table-row>
        <table:table-row>
          <table:table-cell table:style-name="Tabela3.A2" office:value-type="string">
            <text:p text:style-name="P31">Ator(es):</text:p>
          </table:table-cell>
          <table:table-cell table:style-name="Tabela3.B2" office:value-type="string">
            <text:p text:style-name="P28">Secretaria</text:p>
          </table:table-cell>
        </table:table-row>
        <table:table-row>
          <table:table-cell table:style-name="Tabela3.A2" office:value-type="string">
            <text:p text:style-name="P31">Fluxo Principal:</text:p>
          </table:table-cell>
          <table:table-cell table:style-name="Tabela3.B2" office:value-type="string">
            <text:p text:style-name="P36">01 <text:s/><text:span text:style-name="T10">Secretaria</text:span> seleciona um Documento;</text:p>
            <text:p text:style-name="P36">02 <text:s/><text:span text:style-name="T10">Escola apresenta informações exigidas para emissão do Documento;</text:span></text:p>
            <text:p text:style-name="P34">03 <text:s/><text:span text:style-name="T10">Secretaria</text:span> requisita a emissão;</text:p>
            <text:p text:style-name="P32">04 <text:s/>Sistema confirma a operação, emitindo o documento.</text:p>
          </table:table-cell>
        </table:table-row>
        <table:table-row>
          <table:table-cell table:style-name="Tabela3.A2" office:value-type="string">
            <text:p text:style-name="P31">Fluxo Alternativo:</text:p>
          </table:table-cell>
          <table:table-cell table:style-name="Tabela3.B2" office:value-type="string">
            <text:p text:style-name="P37">02 Secretaria não fornece as informações necessárias e cancela execução do caso de uso</text:p>
            <text:p text:style-name="P37">03 caso o usuário não tenha autorização para emitir o documento, o caso de uso termina</text:p>
          </table:table-cell>
        </table:table-row>
        <table:table-row>
          <table:table-cell table:style-name="Tabela3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3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31">Prioridade:</text:p>
          </table:table-cell>
          <table:table-cell table:style-name="Tabela3.B2" office:value-type="string">
            <text:p text:style-name="P31">Alta</text:p>
          </table:table-cell>
        </table:table-row>
      </table:table>
      <text:p text:style-name="P19"/>
      <text:p text:style-name="P19"/>
      <text:p text:style-name="P20">4 – Caso de uso D.4 - Concultar Documento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aso de uso:</text:p>
          </table:table-cell>
          <table:table-cell table:style-name="Table2.B1" office:value-type="string">
            <text:p text:style-name="P22">Consultar Documento</text:p>
          </table:table-cell>
        </table:table-row>
        <table:table-row>
          <table:table-cell table:style-name="Table2.A2" office:value-type="string">
            <text:p text:style-name="P31">ID:</text:p>
          </table:table-cell>
          <table:table-cell table:style-name="Table2.B2" office:value-type="string">
            <text:p text:style-name="P24">D.4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consultar um documento através do sistema</text:p>
          </table:table-cell>
        </table:table-row>
        <table:table-row>
          <table:table-cell table:style-name="Table2.A2" office:value-type="string">
            <text:p text:style-name="P31">Descrição:</text:p>
          </table:table-cell>
          <table:table-cell table:style-name="Table2.B2" office:value-type="string">
            <text:p text:style-name="P32">Os documentos consultados pela secretaria através do sistema poderão ser emitidos. <text:s/>A categoria de documento, a data em que foi gerado e a pessoa física, se for o caso, serão critérios utilizados para localizar o documento que se deseja consultar</text:p>
          </table:table-cell>
        </table:table-row>
        <table:table-row>
          <table:table-cell table:style-name="Table2.A2" office:value-type="string">
            <text:p text:style-name="P31">Ator(es):</text:p>
          </table:table-cell>
          <table:table-cell table:style-name="Table2.B2" office:value-type="string">
            <text:p text:style-name="P28">Secretaria</text:p>
          </table:table-cell>
        </table:table-row>
        <table:table-row>
          <table:table-cell table:style-name="Table2.A2" office:value-type="string">
            <text:p text:style-name="P31">Fluxo Principal:</text:p>
          </table:table-cell>
          <table:table-cell table:style-name="Table2.B2" office:value-type="string">
            <text:p text:style-name="P33">01 <text:s/><text:span text:style-name="T10">Secretaria</text:span> seleciona uma Pessoa Física;</text:p>
            <text:p text:style-name="P34">02 <text:s/>Sistema disponibiliza as listas de documentos relacionados à Pessoa;</text:p>
            <text:p text:style-name="P34">03 <text:s/><text:span text:style-name="T10">Secretaria</text:span> seleciona o documento para obter a consulta;</text:p>
            <text:p text:style-name="P34">03 <text:s/><text:span text:style-name="T10">Secretaria</text:span> requisita a confirmação da operação;</text:p>
            <text:p text:style-name="P32">04 Sistema confirma a operação, disponibilizando as informações do documento selecionaD.</text:p>
          </table:table-cell>
        </table:table-row>
        <table:table-row>
          <table:table-cell table:style-name="Table2.A2" office:value-type="string">
            <text:p text:style-name="P31">Fluxo Alternativo:</text:p>
          </table:table-cell>
          <table:table-cell table:style-name="Table2.B2" office:value-type="string">
            <text:p text:style-name="P32">Não possui fluxo alternativo</text:p>
          </table:table-cell>
        </table:table-row>
        <table:table-row>
          <table:table-cell table:style-name="Table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31">Prioridade:</text:p>
          </table:table-cell>
          <table:table-cell table:style-name="Table2.B2" office:value-type="string">
            <text:p text:style-name="P31">Baix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Documentos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6</text:page-number></text:span><text:span text:style-name="T5"> </text:span><text:span text:style-name="T6">de </text:span><text:span text:style-name="T4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6</text:page-number></text:span><text:span text:style-name="T9"> de </text:span><text:span text:style-name="T8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Documento Visão</dc:title>
    <dc:subject>Projeto Escola</dc:subject>
    <meta:initial-creator>Fábio Nogueira de Lucena</meta:initial-creator>
    <meta:creation-date>2004-04-30T18:17:00</meta:creation-date>
    <dc:date>2006-06-23T18:17:30</dc:date>
    <meta:print-date>2003-09-02T15:56:00</meta:print-date>
    <dc:language>pt-BR</dc:language>
    <meta:editing-cycles>60</meta:editing-cycles>
    <meta:editing-duration>PT5H36M47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6" meta:paragraph-count="141" meta:word-count="796" meta:character-count="5038"/>
  </office:meta>
</office:document-meta>
</file>